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Oxygen" svg:font-family="Oxygen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ic81wjrtz8t"/>Profile/Service Linking</text:p>
      <text:p text:style-name="Standard">POST/</text:p>
      <text:list xml:id="list3294528798" text:style-name="WWNum2">
        <text:list-item>
          <text:p text:style-name="P2">Kinda </text:p>
        </text:list-item>
        <text:list-item>
          <text:p text:style-name="P2">Can’t</text:p>
        </text:list-item>
      </text:list>
      <text:list xml:id="list634068403" text:style-name="WWNum3">
        <text:list-item>
          <text:p text:style-name="P3"><text:s/>(<text:a xlink:type="simple" xlink:href="https://cloud.google.com/apis/design/standard_methods#update" text:style-name="ListLabel_20_28" text:visited-style-name="ListLabel_20_28"><text:span text:style-name="T2">google API style guide</text:span></text:a>)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Oxygen" svg:font-family="Oxygen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12pt" fo:language="en" fo:country="none" style:letter-kerning="false" style:font-name-asian="Source Sans Pro1" style:font-size-asian="12pt" style:language-asian="zh" style:country-asian="CN" style:font-name-complex="Source Sans Pr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Source Sans Pro" fo:font-size="12pt" fo:language="en" fo:country="none" style:letter-kerning="false" style:font-name-asian="Source Sans Pro1" style:font-size-asian="12pt" style:language-asian="zh" style:country-asian="CN" style:font-name-complex="Source Sans Pro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color="#4a86e8" loext:opacity="100%" style:font-name="Oxygen" fo:font-family="Oxygen" style:font-family-generic="roman" style:font-pitch="variable" fo:font-size="18pt" fo:font-weight="bold" style:font-name-asian="Oxygen1" style:font-family-asian="Oxygen" style:font-family-generic-asian="system" style:font-pitch-asian="variable" style:font-size-asian="18pt" style:font-weight-asian="bold" style:font-name-complex="Oxygen1" style:font-family-complex="Oxygen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Oxygen" fo:font-family="Oxygen" style:font-family-generic="roman" style:font-pitch="variable" fo:font-size="14pt" fo:font-weight="bold" style:font-name-asian="Oxygen1" style:font-family-asian="Oxygen" style:font-family-generic-asian="system" style:font-pitch-asian="variable" style:font-size-asian="14pt" style:font-weight-asian="bold" style:font-name-complex="Oxygen1" style:font-family-complex="Oxygen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style:font-name="Oxygen" fo:font-family="Oxygen" style:font-family-generic="roman" style:font-pitch="variable" fo:font-size="12pt" fo:font-weight="bold" style:font-name-asian="Oxygen1" style:font-family-asian="Oxygen" style:font-family-generic-asian="system" style:font-pitch-asian="variable" style:font-size-asian="12pt" style:font-weight-asian="bold" style:font-name-complex="Oxygen1" style:font-family-complex="Oxygen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color="#666666" loext:opacity="100%" style:font-name="Oxygen" fo:font-family="Oxygen" style:font-family-generic="roman" style:font-pitch="variable" fo:font-style="italic" style:font-name-asian="Oxygen1" style:font-family-asian="Oxygen" style:font-family-generic-asian="system" style:font-pitch-asian="variable" style:font-style-asian="italic" style:font-name-complex="Oxygen1" style:font-family-complex="Oxygen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color="#666666" loext:opacity="100%" style:font-name="Source Sans Pro" fo:font-family="'Source Sans Pro'" style:font-family-generic="roman" style:font-pitch="variable" fo:font-size="10pt" fo:font-weight="bold" style:font-name-asian="Source Sans Pro1" style:font-family-asian="'Source Sans Pro'" style:font-family-generic-asian="system" style:font-pitch-asian="variable" style:font-size-asian="10pt" style:font-weight-asian="bold" style:font-name-complex="Source Sans Pro1" style:font-family-complex="'Source Sans Pro'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color="#666666" loext:opacity="100%" style:font-name="Source Sans Pro" fo:font-family="'Source Sans Pro'" style:font-family-generic="roman" style:font-pitch="variable" fo:font-size="10pt" fo:font-style="italic" style:font-name-asian="Source Sans Pro1" style:font-family-asian="'Source Sans Pro'" style:font-family-generic-asian="system" style:font-pitch-asian="variable" style:font-size-asian="10pt" style:font-style-asian="italic" style:font-name-complex="Source Sans Pro1" style:font-family-complex="'Source Sans Pro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text-align="center" style:justify-single-word="false" fo:keep-together="always" fo:keep-with-next="always"/>
      <style:text-properties fo:color="#4a86e8" loext:opacity="100%" style:font-name="Oxygen" fo:font-family="Oxygen" style:font-family-generic="roman" style:font-pitch="variable" fo:font-size="24pt" fo:font-weight="bold" style:font-name-asian="Oxygen1" style:font-family-asian="Oxygen" style:font-family-generic-asian="system" style:font-pitch-asian="variable" style:font-size-asian="24pt" style:font-weight-asian="bold" style:font-name-complex="Oxygen1" style:font-family-complex="Oxygen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dc:date>2021-03-08T17:25:57.267930773</dc:date>
    <meta:editing-duration>PT32S</meta:editing-duration>
    <meta:editing-cycles>1</meta:editing-cycles>
    <meta:document-statistic meta:table-count="0" meta:image-count="0" meta:object-count="0" meta:page-count="1" meta:paragraph-count="5" meta:word-count="12" meta:character-count="67" meta:non-whitespace-character-count="61"/>
  </office:meta>
</office:document-meta>
</file>